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a Douviers était dans la même école qu'Edouard. C'est là qu'elle le rencontre et devient sa meilleure amie. Elle part dans des bains au Sud de la France et rencontre Vincent avec lequel elle a une relation. Elle tombe alors enceinte et part à Paris avec Vincent qui l'abandonne aussitôt. Alors qu'elle est désespérée, Edouard arrive à Paris et la réconforte puis l'emmène en Suisse avec lui chercher le petit Boris. Après ce voyage, elle retourne avec son mari en Angleterre qui l'a pardonnée de cet adultère passager.</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meta:editing-duration>
    <meta:editing-cycles>7</meta:editing-cycles>
    <meta:generator>OpenOffice/4.1.1$Win32 OpenOffice.org_project/411m6$Build-9775</meta:generator>
    <dc:date>2017-03-19T21:22:06.15</dc:date>
    <dc:creator>Romaric DUVERGER</dc:creator>
    <meta:document-statistic meta:table-count="0" meta:image-count="0" meta:object-count="0" meta:page-count="1" meta:paragraph-count="1" meta:word-count="88" meta:character-count="522"/>
    <meta:user-defined meta:name="Info 1"/>
    <meta:user-defined meta:name="Info 2"/>
    <meta:user-defined meta:name="Info 3"/>
    <meta:user-defined meta:name="Info 4"/>
  </office:meta>
</office:document-meta>
</file>